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 fo:padding="0in" fo:border="none"/>
    </style:style>
    <style:style style:name="P2" style:family="paragraph" style:parent-style-name="Heading_20_1">
      <style:paragraph-properties fo:break-before="auto" fo:break-after="auto" fo:padding="0in" fo:border="none"/>
    </style:style>
    <style:style style:name="P3" style:family="paragraph" style:parent-style-name="Standard">
      <style:paragraph-properties fo:line-height="100%" fo:orphans="0" fo:widows="0" fo:break-before="auto" fo:break-after="auto" fo:padding="0in" fo:border="none"/>
    </style:style>
    <style:style style:name="P4" style:family="paragraph" style:parent-style-name="Standard">
      <style:paragraph-properties fo:line-height="100%" fo:orphans="0" fo:widows="0" fo:padding="0in" fo:border="none"/>
    </style:style>
    <style:style style:name="P5" style:family="paragraph" style:parent-style-name="Standard">
      <style:paragraph-properties fo:line-height="100%" fo:text-align="center" style:justify-single-word="false" fo:orphans="0" fo:widows="0" fo:padding="0in" fo:border="none"/>
    </style:style>
    <style:style style:name="P6" style:family="paragraph" style:parent-style-name="Standard">
      <style:paragraph-properties fo:text-align="center" style:justify-single-word="false" fo:break-before="auto" fo:break-after="auto" fo:padding="0in" fo:border="none"/>
    </style:style>
    <style:style style:name="P7" style:family="paragraph" style:parent-style-name="Title">
      <style:paragraph-properties fo:text-align="center" style:justify-single-word="false" fo:break-before="auto" fo:break-after="auto" fo:padding="0in" fo:border="none"/>
    </style:style>
    <style:style style:name="P8" style:family="paragraph" style:parent-style-name="Standard">
      <style:paragraph-properties fo:break-before="auto" fo:break-after="auto" fo:padding="0in" fo:border="none"/>
      <style:text-properties fo:font-weight="bold" style:font-weight-asian="bold"/>
    </style:style>
    <style:style style:name="P9" style:family="paragraph" style:parent-style-name="Standard">
      <style:paragraph-properties fo:line-height="100%" fo:orphans="0" fo:widows="0" fo:padding="0in" fo:border="none"/>
      <style:text-properties fo:font-size="9pt" style:font-size-asian="9pt" style:font-size-complex="9pt"/>
    </style:style>
    <style:style style:name="P10" style:family="paragraph" style:parent-style-name="Standard">
      <style:paragraph-properties fo:line-height="100%" fo:text-align="center" style:justify-single-word="false" fo:orphans="0" fo:widows="0" fo:padding="0in" fo:border="none"/>
      <style:text-properties fo:color="#c9daf8" loext:opacity="100%" fo:font-size="9pt" style:font-size-asian="9pt" style:font-size-complex="9pt"/>
    </style:style>
    <style:style style:name="P11" style:family="paragraph" style:parent-style-name="Standard" style:master-page-name="Standard">
      <style:paragraph-properties style:page-number="1" fo:break-before="auto" fo:break-after="auto" fo:padding="0in" fo:border="none"/>
    </style:style>
    <style:style style:name="P12" style:family="paragraph" style:parent-style-name="Standard">
      <style:paragraph-properties fo:padding="0in" fo:border="none"/>
    </style:style>
    <style:style style:name="T1" style:family="text">
      <style:text-properties fo:font-size="9pt" fo:font-weight="bold" style:font-size-asian="9pt" style:font-weight-asian="bold" style:font-size-complex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background-color="#fff2cc" loext:char-shading-value="0"/>
    </style:style>
    <style:style style:name="T4" style:family="text">
      <style:text-properties fo:color="#1155cc" loext:opacity="100%" style:text-underline-style="solid" style:text-underline-width="auto" style:text-underline-color="font-color"/>
    </style:style>
    <style:style style:name="T5" style:family="text">
      <style:text-properties fo:color="#ffffff" loext:opacity="100%" style:text-underline-style="solid" style:text-underline-width="auto" style:text-underline-color="font-color"/>
    </style:style>
    <style:style style:name="T6" style:family="text">
      <style:text-properties fo:color="#999999" loext:opacity="100%" fo:font-size="9pt" style:font-size-asian="9pt" style:font-size-complex="9pt"/>
    </style:style>
    <style:style style:name="T7" style:family="text">
      <style:text-properties fo:color="#999999" loext:opacity="100%" fo:font-size="9pt" style:text-underline-style="solid" style:text-underline-width="auto" style:text-underline-color="font-color" style:font-size-asian="9pt" style:font-size-complex="9pt"/>
    </style:style>
    <style:style style:name="T8" style:family="text">
      <style:text-properties officeooo:rsid="0004dc1d"/>
    </style:style>
    <style:style style:name="T9" style:family="text">
      <style:text-properties officeooo:rsid="0006ad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rivacy Policy</text:p>
      <text:p text:style-name="P12"/>
      <text:p text:style-name="P12">Last updated: <text:span text:style-name="T8">Jun</text:span><text:span text:style-name="T9">e</text:span><text:span text:style-name="T8"> 19</text:span>, 2024</text:p>
      <text:p text:style-name="P12"/>
      <text:p text:style-name="P12">Grater Games ("us", "we", or "our") developer of <text:span text:style-name="T8">Gnome’s Forest </text:span>(the "App").</text:p>
      <text:p text:style-name="P12"/>
      <text:p text:style-name="P12">This page informs you of our policies regarding the collection,</text:p>
      <text:p text:style-name="P12">use and disclosure of Personal Information we receive from users of the App.</text:p>
      <text:p text:style-name="P12"/>
      <text:p text:style-name="P12">By using the App, you agree to the collection and use of information in accordance with this policy.</text:p>
      <text:p text:style-name="P12"/>
      <text:p text:style-name="P12">Information Collection And Use</text:p>
      <text:p text:style-name="P12">============================================</text:p>
      <text:p text:style-name="P12"><text:span text:style-name="T8">Gnome’s Forest</text:span> does not collect any personal information.</text:p>
      <text:p text:style-name="P12">============================================</text:p>
      <text:p text:style-name="P12"/>
      <text:p text:style-name="P12"/>
      <text:p text:style-name="P12"/>
      <text:p text:style-name="P12">Changes To This Privacy Policy</text:p>
      <text:p text:style-name="P12"/>
      <text:p text:style-name="P12">This Privacy Policy is effective as of <text:span text:style-name="T9">June 19,</text:span> 2024 and will remain</text:p>
      <text:p text:style-name="P12">in effect except with respect to any changes in its provisions in the future,</text:p>
      <text:p text:style-name="P12">which will be in effect immediately after being posted on this page.</text:p>
      <text:p text:style-name="P12"/>
      <text:p text:style-name="P12">We reserve the right to update or change our Privacy Policy at any time and</text:p>
      <text:p text:style-name="P12">you should check this Privacy Policy periodically.</text:p>
      <text:p text:style-name="P12">Your continued use of the Service after we post any modifications to the Privacy Policy</text:p>
      <text:p text:style-name="P12">on this page will constitute your acknowledgment of the modifications and your consent</text:p>
      <text:p text:style-name="P12">to abide and be bound by the modified Privacy Policy.</text:p>
      <text:p text:style-name="P12"/>
      <text:p text:style-name="P12">If we make any material changes to this Privacy Policy,</text:p>
      <text:p text:style-name="P12">we will notify you either through the the application,</text:p>
      <text:p text:style-name="P12">or by placing a prominent notice on our website.</text:p>
      <text:p text:style-name="P12"/>
      <text:p text:style-name="P12">If you have any questions about this Privacy Policy, please contact u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ffffff" loext:opacity="100%" style:text-underline-style="solid" style:text-underline-width="auto" style:text-underline-color="font-color"/>
    </style:style>
    <style:style style:name="ListLabel_20_3" style:display-name="ListLabel 3" style:family="text">
      <style:text-properties fo:color="#999999" loext:opacity="100%" fo:font-size="9pt" style:text-underline-style="solid" style:text-underline-width="auto" style:text-underline-color="font-color" style:font-size-asian="9pt" style:font-size-complex="9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5in" fo:margin-right="0.75in" style:writing-mode="lr-tb" style:layout-grid-color="#c0c0c0" style:layout-grid-lines="2589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6-19T20:24:30.776449483</dc:date>
    <meta:editing-duration>PT1M14S</meta:editing-duration>
    <meta:editing-cycles>2</meta:editing-cycles>
    <meta:document-statistic meta:table-count="0" meta:image-count="0" meta:object-count="0" meta:page-count="1" meta:paragraph-count="23" meta:word-count="218" meta:character-count="1353" meta:non-whitespace-character-count="1158"/>
  </office:meta>
</office:document-meta>
</file>